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0a90" officeooo:paragraph-rsid="00070a9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8e975" officeooo:paragraph-rsid="0008e97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officeooo:rsid="00097bbb" officeooo:paragraph-rsid="00097bb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aa8e4" officeooo:paragraph-rsid="000aa8e4" style:font-size-asian="10.5pt" style:font-weight-asian="normal" style:font-size-complex="12pt" style:font-weight-complex="normal"/>
    </style:style>
    <style:style style:name="T1" style:family="text">
      <style:text-properties officeooo:rsid="0008e975"/>
    </style:style>
    <style:style style:name="T2" style:family="text">
      <style:text-properties officeooo:rsid="00097b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hitektura sistema</text:p>
      <text:p text:style-name="P1"/>
      <text:p text:style-name="P2">Karakteristike arhitekture informacionog sistema za firmu Ramix Čačak.</text:p>
      <text:list xml:id="list8686293762797555278" text:style-name="L1">
        <text:list-item>
          <text:p text:style-name="P3">Tip aplikacija:</text:p>
          <text:list>
            <text:list-item>
              <text:p text:style-name="P4"><text:span text:style-name="T1">V</text:span>eb aplikacija - za kupce proizvoda firme Ramix preko interneta</text:p>
            </text:list-item>
            <text:list-item>
              <text:p text:style-name="P4">Desktop aplikacija - za zaposlene u firmi</text:p>
            </text:list-item>
          </text:list>
        </text:list-item>
        <text:list-item>
          <text:p text:style-name="P4">Strategije isporučivanja: više klijentskih i jedan serverski računar</text:p>
        </text:list-item>
        <text:list-item>
          <text:p text:style-name="P4">Odgovarajuće tehnologije: Java, JavaFX, MYSQL, HTML5, CSS</text:p>
        </text:list-item>
        <text:list-item>
          <text:p text:style-name="P4">Prateće komponente:</text:p>
          <text:list>
            <text:list-item>
              <text:p text:style-name="P4">Upuststvo za upotrebu, kontakt i podršku.</text:p>
            </text:list-item>
            <text:list-item>
              <text:p text:style-name="P4">Backup baze podataka - podsistem koji pravljenje kopije baze, nije deo ovog informacionog sistema</text:p>
            </text:list-item>
            <text:list-item>
              <text:p text:style-name="P7">Podsistem za logovanje - sastoji se od gui komponenata u koje se unosi korisničko ime i lozinka i vrši se autentikacija korsinika i logovanje na sistem</text:p>
            </text:list-item>
          </text:list>
        </text:list-item>
      </text:list>
      <text:p text:style-name="P5"/>
      <text:p text:style-name="P6">Tip arhitekture. Arhitektura ovih aplikacija je klijent-server arhitektura i sastoji se od prezentacionog sloja, <text:span text:style-name="T2">aplikacionog sloja na klijentu za obe vrste aplikacije i kotrolera i sloja podataka koji se nalaze na jedinstvenom serveru.</text:span>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23:48:30.418731464</meta:creation-date>
    <dc:date>2017-12-25T02:12:54.693660193</dc:date>
    <meta:editing-duration>PT36M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4" meta:character-count="895" meta:non-whitespace-character-count="782"/>
  </office:meta>
</office:document-meta>
</file>